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" svg:font-family="ari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officeooo:rsid="00145f38" officeooo:paragraph-rsid="00145f38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1c5e1e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1c5e1e"/>
    </style:style>
    <style:style style:name="T1" style:family="text">
      <style:text-properties officeooo:rsid="0016510a"/>
    </style:style>
    <style:style style:name="T2" style:family="text">
      <style:text-properties officeooo:rsid="00172cb0"/>
    </style:style>
    <style:style style:name="T3" style:family="text">
      <style:text-properties officeooo:rsid="0018a468"/>
    </style:style>
    <style:style style:name="T4" style:family="text">
      <style:text-properties officeooo:rsid="00195d1a"/>
    </style:style>
    <style:style style:name="T5" style:family="text">
      <style:text-properties officeooo:rsid="001c5e1e"/>
    </style:style>
    <style:style style:name="T6" style:family="text">
      <style:text-properties fo:font-weight="bold" officeooo:rsid="001c5e1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span text:style-name="T6">RAIDS</text:span></text:p>
      <text:p text:style-name="P2"><text:tab/>R<text:span text:style-name="T4">AID</text:span>s são estruturas modernas que <text:span text:style-name="T1">permitem que vários HDs juntos tenham a mesma eficacia e performance do que um único disco, de acordo com a implementação desejada pelo usuário, as RAIDS podem melhorar confiança do armazenado dos dados que foram armazenados e também até melhorar o desempenho do computador. Na atualidade existem vários tipos de RAIDs, as mais comuns são as 0,1,5,10.</text:span></text:p>
      <text:p text:style-name="P1"><text:tab/><text:span text:style-name="T1">A RAID 0 distribui os dados em vários discos, como todos estão trabalhando juntos, a performance é melhorada, além da quantidade de espaco de armazenamento, contudo se algum dos discos for corrompido ou não conseguir funcionar apropriadamente, ou seja a memória virtual visualiza cada arquivo como um só, contudo seus fragmentos estão espalhados por discos diferentes, e todos rodando ao mesmo tempo o progresso da manipulação desse arquivo será feita de uma forma mais eficiente</text:span></text:p>
      <text:p text:style-name="P1"><text:tab/><text:span text:style-name="T2">A RAID 1 é conhecida como discos espelhados, cada informação é armazenada em vários discos, dessa forma a garantia da persistência desses dados é maior, dado que se um dos discos não tiver mais a informação outro disco terá, dessa forma o usuário tem menos chance de perder arquivos, ou seja há retundância nos dados.</text:span></text:p>
      <text:p text:style-name="P1"><text:tab/><text:span text:style-name="T2">A RAID 5 combina 3 discos, usando dois para se fazer o armazenamento nos discos e um para se ter a recuperação das informações, sendo assim uma boa alternativa, contudo para fazer essa manipulação é mais demorada e caso algum dos discos fique indisponível, para se acessar a informação é computacionalmente mais pesado.</text:span></text:p>
      <text:p text:style-name="P1"><text:tab/><text:span text:style-name="T3">A RAID 10 é a combinação da RAID 0 e RAID 1, fazendo a distribuição dos dados e a retudância para todos os discos, e os discos funcionarão em pares para fazer a visualização dos dados.</text:span></text:p>
      <text:p text:style-name="P1"><text:tab/><text:span text:style-name="T4">Todos os proessos citados são distribuidos nos discos físicos, contudo a manipulação desses dados é realizada pelo SO, pois o mesmo decide a melhor forma de se armazenar as informações e separar todos os dados, em sistemas Linux o próprio usuário pelo terminal pode setar uma RAID desejada para o seu HD, e essa distibuição indicará para o sistema aonde distribuir os dados e organizar as melhores políticas de acesso aos mesm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" svg:font-family="ari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7:33:08.380941256</meta:creation-date>
    <meta:generator>LibreOffice/6.0.7.3$Linux_X86_64 LibreOffice_project/00m0$Build-3</meta:generator>
    <dc:date>2019-05-30T19:59:14.038712693</dc:date>
    <meta:editing-duration>PT3M58S</meta:editing-duration>
    <meta:editing-cycles>3</meta:editing-cycles>
    <meta:document-statistic meta:table-count="0" meta:image-count="0" meta:object-count="0" meta:page-count="1" meta:paragraph-count="7" meta:word-count="354" meta:character-count="2125" meta:non-whitespace-character-count="1771"/>
  </office:meta>
</office:document-meta>
</file>